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6: Blue harmony</text:p>
      <text:p text:style-name="Standard">RGB</text:p>
      <text:p text:style-name="Standard">R21 <text:s/>G24 <text:s/>B41</text:p>
      <text:p text:style-name="Standard">R44 G48 B74</text:p>
      <text:p text:style-name="Standard">R96 <text:s/>G137 <text:s/>B200</text:p>
      <text:p text:style-name="Standard">R241 <text:s/>G144 <text:s/>B14<text:bookmark text:name="_GoBack"/></text:p>
      <text:p text:style-name="Standard">White</text:p>
      <text:p text:style-name="Standard">black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7T13:39:00</meta:creation-date>
    <dc:date>2024-08-27T13:39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8" meta:word-count="19" meta:character-count="88" meta:non-whitespace-character-count="71"/>
    <meta:user-defined meta:name="AppVersion">15.0000</meta:user-defined>
    <meta:template xlink:type="simple" xlink:actuate="onRequest" xlink:title="Normal.dotm" xlink:href=""/>
  </office:meta>
</office:document-meta>
</file>